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999d"/>
    </style:style>
    <style:style style:name="P2" style:family="paragraph" style:parent-style-name="Standard">
      <style:text-properties officeooo:paragraph-rsid="001c2e84"/>
    </style:style>
    <style:style style:name="P3" style:family="paragraph" style:parent-style-name="Standard">
      <style:text-properties officeooo:rsid="0020b85c" officeooo:paragraph-rsid="0020b85c"/>
    </style:style>
    <style:style style:name="P4" style:family="paragraph" style:parent-style-name="Standard">
      <style:text-properties officeooo:paragraph-rsid="0028194f"/>
    </style:style>
    <style:style style:name="P5" style:family="paragraph" style:parent-style-name="Standard">
      <style:text-properties officeooo:paragraph-rsid="002f154b"/>
    </style:style>
    <style:style style:name="P6" style:family="paragraph" style:parent-style-name="Standard">
      <style:text-properties officeooo:paragraph-rsid="002918db"/>
    </style:style>
    <style:style style:name="P7" style:family="paragraph" style:parent-style-name="Standard">
      <style:text-properties officeooo:rsid="002f8a74" officeooo:paragraph-rsid="002f8a74"/>
    </style:style>
    <style:style style:name="P8" style:family="paragraph" style:parent-style-name="Standard">
      <style:text-properties officeooo:paragraph-rsid="002f8a74"/>
    </style:style>
    <style:style style:name="P9" style:family="paragraph" style:parent-style-name="Standard">
      <style:text-properties officeooo:paragraph-rsid="00332016"/>
    </style:style>
    <style:style style:name="P10" style:family="paragraph" style:parent-style-name="Standard">
      <style:text-properties officeooo:paragraph-rsid="0038528a"/>
    </style:style>
    <style:style style:name="P11" style:family="paragraph" style:parent-style-name="Standard">
      <style:text-properties officeooo:rsid="003a0c2d" officeooo:paragraph-rsid="003a0c2d"/>
    </style:style>
    <style:style style:name="P12" style:family="paragraph" style:parent-style-name="Standard">
      <style:text-properties officeooo:paragraph-rsid="003a0c2d"/>
    </style:style>
    <style:style style:name="P13" style:family="paragraph" style:parent-style-name="Standard">
      <style:text-properties officeooo:paragraph-rsid="003ca0f2"/>
    </style:style>
    <style:style style:name="P14" style:family="paragraph" style:parent-style-name="Standard">
      <style:text-properties officeooo:rsid="0044247e" officeooo:paragraph-rsid="0044247e"/>
    </style:style>
    <style:style style:name="T1" style:family="text">
      <style:text-properties officeooo:rsid="001b999d"/>
    </style:style>
    <style:style style:name="T2" style:family="text">
      <style:text-properties officeooo:rsid="001c2e84"/>
    </style:style>
    <style:style style:name="T3" style:family="text">
      <style:text-properties officeooo:rsid="001ca989"/>
    </style:style>
    <style:style style:name="T4" style:family="text">
      <style:text-properties officeooo:rsid="0023517e"/>
    </style:style>
    <style:style style:name="T5" style:family="text">
      <style:text-properties officeooo:rsid="0023912e"/>
    </style:style>
    <style:style style:name="T6" style:family="text">
      <style:text-properties officeooo:rsid="0024b493"/>
    </style:style>
    <style:style style:name="T7" style:family="text">
      <style:text-properties officeooo:rsid="0028194f"/>
    </style:style>
    <style:style style:name="T8" style:family="text">
      <style:text-properties officeooo:rsid="002918db"/>
    </style:style>
    <style:style style:name="T9" style:family="text">
      <style:text-properties officeooo:rsid="0029eb0d"/>
    </style:style>
    <style:style style:name="T10" style:family="text">
      <style:text-properties officeooo:rsid="002bcbb7"/>
    </style:style>
    <style:style style:name="T11" style:family="text">
      <style:text-properties officeooo:rsid="002dc824"/>
    </style:style>
    <style:style style:name="T12" style:family="text">
      <style:text-properties officeooo:rsid="002f154b"/>
    </style:style>
    <style:style style:name="T13" style:family="text">
      <style:text-properties officeooo:rsid="002f8235"/>
    </style:style>
    <style:style style:name="T14" style:family="text">
      <style:text-properties officeooo:rsid="002f8a74"/>
    </style:style>
    <style:style style:name="T15" style:family="text">
      <style:text-properties officeooo:rsid="00315d12"/>
    </style:style>
    <style:style style:name="T16" style:family="text">
      <style:text-properties officeooo:rsid="00332016"/>
    </style:style>
    <style:style style:name="T17" style:family="text">
      <style:text-properties officeooo:rsid="0034e0db"/>
    </style:style>
    <style:style style:name="T18" style:family="text">
      <style:text-properties officeooo:rsid="00363213"/>
    </style:style>
    <style:style style:name="T19" style:family="text">
      <style:text-properties officeooo:rsid="0036ff76"/>
    </style:style>
    <style:style style:name="T20" style:family="text">
      <style:text-properties officeooo:rsid="0038528a"/>
    </style:style>
    <style:style style:name="T21" style:family="text">
      <style:text-properties officeooo:rsid="0039a42a"/>
    </style:style>
    <style:style style:name="T22" style:family="text">
      <style:text-properties officeooo:rsid="003a0c2d"/>
    </style:style>
    <style:style style:name="T23" style:family="text">
      <style:text-properties officeooo:rsid="003ae30c"/>
    </style:style>
    <style:style style:name="T24" style:family="text">
      <style:text-properties officeooo:rsid="003ca0f2"/>
    </style:style>
    <style:style style:name="T25" style:family="text">
      <style:text-properties officeooo:rsid="003d1016"/>
    </style:style>
    <style:style style:name="T26" style:family="text">
      <style:text-properties officeooo:rsid="003d8ee9"/>
    </style:style>
    <style:style style:name="T27" style:family="text">
      <style:text-properties officeooo:rsid="003debbf"/>
    </style:style>
    <style:style style:name="T28" style:family="text">
      <style:text-properties officeooo:rsid="003e724f"/>
    </style:style>
    <style:style style:name="T29" style:family="text">
      <style:text-properties officeooo:rsid="003eec12"/>
    </style:style>
    <style:style style:name="T30" style:family="text">
      <style:text-properties officeooo:rsid="003fbec5"/>
    </style:style>
    <style:style style:name="T31" style:family="text">
      <style:text-properties officeooo:rsid="00416827"/>
    </style:style>
    <style:style style:name="T32" style:family="text">
      <style:text-properties officeooo:rsid="00431b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alidation was utilised to ensure the classifier that was built <text:span text:style-name="T4">was accurately assigning </text:span><text:span text:style-name="T5">categories to items.</text:span></text:p>
      <text:p text:style-name="P1"/>
      <text:p text:style-name="P5"><text:span text:style-name="T1">The </text:span><text:span text:style-name="T5">method of validation used</text:span><text:span text:style-name="T1"> </text:span><text:span text:style-name="T5">was</text:span><text:span text:style-name="T6"> </text:span><text:span text:style-name="T1">k-fold cross validation. </text:span><text:span text:style-name="T7">This involved the</text:span><text:span text:style-name="T2"> ground truth data</text:span><text:span text:style-name="T7">set</text:span><text:span text:style-name="T2"> </text:span><text:span text:style-name="T7">being</text:span><text:span text:style-name="T2"> randomised </text:span><text:span text:style-name="T3">and </text:span><text:span text:style-name="T7">then </text:span><text:span text:style-name="T3">split into ten equally sized </text:span><text:span text:style-name="T7">groups or k samples</text:span><text:span text:style-name="T3">. If the number of items, is not a</text:span><text:span text:style-name="T12">n exact</text:span><text:span text:style-name="T3"> multiple of ten then the sample is rounded down to the nearest multiple of ten before being split.</text:span></text:p>
      <text:p text:style-name="P5"/>
      <text:p text:style-name="P5">Of t<text:span text:style-name="T8">hese samples</text:span>, a single <text:span text:style-name="T9">sample</text:span> is retained as the validation data for testing the model, and the remaining k − 1 <text:span text:style-name="T10">samples</text:span> are used as <text:span text:style-name="T8">the </text:span>training data.</text:p>
      <text:p text:style-name="P4"/>
      <text:p text:style-name="P6"><text:span text:style-name="T13">Once each k sample has been sorted, </text:span><text:span text:style-name="T8">Cohen’s kappa is then calculated for each sample </text:span><text:span text:style-name="T11">and then </text:span><text:span text:style-name="T14">averaged to produce the Cohen’s kappa value used for validation.</text:span></text:p>
      <text:p text:style-name="P6"/>
      <text:p text:style-name="P10"><text:span text:style-name="T22">For reference, t</text:span><text:span text:style-name="T19">he Cohen’s kappa value </text:span><text:span text:style-name="T20">initially </text:span><text:span text:style-name="T19">achieved </text:span><text:span text:style-name="T20">between human raters, </text:span><text:span text:style-name="T21">obtained in the process of</text:span><text:span text:style-name="T20"> </text:span><text:span text:style-name="T21">validating</text:span><text:span text:style-name="T20"> the codebook (myself and a supervisor) was 0.92.</text:span></text:p>
      <text:p text:style-name="P10"/>
      <text:p text:style-name="P13"><text:span text:style-name="T24">The </text:span><text:span text:style-name="T27">aspirational</text:span><text:span text:style-name="T24"> aim </text:span><text:span text:style-name="T27">was</text:span><text:span text:style-name="T24"> </text:span><text:span text:style-name="T27">for the classifier</text:span><text:span text:style-name="T24"> to achieve </text:span><text:span text:style-name="T27">a value as high as this or higher. </text:span><text:span text:style-name="T28">However, t</text:span><text:span text:style-name="T14">he nature of the data, which is variable and </text:span><text:span text:style-name="T15">frequently</text:span><text:span text:style-name="T14"> overlapping, </text:span><text:span text:style-name="T15">means that perfect agreement will be near impossible.</text:span></text:p>
      <text:p text:style-name="P8"/>
      <text:p text:style-name="P9"><text:span text:style-name="T16">F</text:span><text:span text:style-name="T24">irstly,</text:span><text:span text:style-name="T16"> misspellings that the classifier is </text:span><text:span text:style-name="T18">not able to identify</text:span><text:span text:style-name="T16"> and assign a log likelihood score to </text:span><text:span text:style-name="T17">will not be correctly assigned.</text:span></text:p>
      <text:p text:style-name="P9"/>
      <text:p text:style-name="P12"><text:span text:style-name="T24">Secondly, </text:span><text:span text:style-name="T25">t</text:span><text:span text:style-name="T22">here are also </text:span><text:span text:style-name="T26">keywords or key phrases that are rare but meaningful. </text:span><text:span text:style-name="T29">For example, the item ‘flame thrower’ would be recognised by most people as fitting within the “Weaponry &amp; Explosives” category. However, </text:span><text:span text:style-name="T30">such</text:span><text:span text:style-name="T29"> keywords are not prevalent to the extent </text:span><text:span text:style-name="T31">that they would receive significant </text:span><text:span text:style-name="T32">LL </text:span><text:span text:style-name="T31">weightings </text:span><text:span text:style-name="T32">for that category and would be automatically sorted into the ‘Other’ category.</text:span></text:p>
      <text:p text:style-name="P11"/>
      <text:p text:style-name="P13"><text:span text:style-name="T24">Thirdly, many of </text:span><text:span text:style-name="T23"><text:s/></text:span></text:p>
      <text:p text:style-name="P13"/>
      <text:p text:style-name="P14">For this reason, it is important that within the implementation there is some manual checking of the ‘Other’ category</text:p>
      <text:p text:style-name="P8"/>
      <text:p text:style-name="P7">The aim <text:span text:style-name="T15">is </text:span>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3.2$Linux_X86_64 LibreOffice_project/40$Build-2</meta:generator>
    <dc:date>2020-07-01T00:28:37.439838801</dc:date>
    <meta:editing-duration>PT2H11M52S</meta:editing-duration>
    <meta:editing-cycles>33</meta:editing-cycles>
    <meta:document-statistic meta:table-count="0" meta:image-count="0" meta:object-count="0" meta:page-count="1" meta:paragraph-count="11" meta:word-count="297" meta:character-count="1792" meta:non-whitespace-character-count="1503"/>
  </office:meta>
</office:document-meta>
</file>